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3.4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200"/>
      <style:text-properties fo:color="#21409a"/>
    </style:style>
    <style:style style:name="ce11" style:family="table-cell" style:parent-style-name="Default">
      <style:text-properties fo:color="#000000" fo:font-style="italic" style:font-style-asian="italic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0pt" style:font-style-complex="italic" style:font-style-asian="italic" style:font-weight-complex="normal" style:font-weight-asian="normal" style:font-name-complex="JetBrains Mono" fo:font-style="italic" fo:font-weight="normal" style:font-name="JetBrains Mono" style:font-name-asian="JetBrains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Featur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Difficul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rdCloud as a function of time. (slider on a new Window with integrated matplotlib figure)</text:p>
          </table:table-cell>
          <table:table-cell/>
          <table:table-cell office:value-type="string" calcext:value-type="string">
            <text:p>easy, but troubles expecte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clude Channel → Appropriate hierarchical data structure</text:p>
          </table:table-cell>
          <table:table-cell/>
          <table:table-cell office:value-type="string" calcext:value-type="string">
            <text:p>eas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cessbar for visual flair</text:p>
          </table:table-cell>
          <table:table-cell/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cially Progress bar when loading 15k lines Json. (Download all thumbnails?)</text:p>
          </table:table-cell>
          <table:table-cell/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oncurrency (Especially at the initial download)</text:p>
          </table:table-cell>
          <table:table-cell table:style-name="ce3"/>
          <table:table-cell table:style-name="ce3" office:value-type="string" calcext:value-type="string">
            <text:p>hard</text:p>
          </table:table-cell>
          <table:table-cell table:style-name="ce3" table:number-columns-repeated="1021"/>
        </table:table-row>
        <table:table-row table:style-name="ro2">
          <table:table-cell table:style-name="ce3" office:value-type="string" calcext:value-type="string">
            <text:p>context menu to copy line</text:p>
          </table:table-cell>
          <table:table-cell table:style-name="ce3"/>
          <table:table-cell table:style-name="ce3" office:value-type="string" calcext:value-type="string">
            <text:p>easy</text:p>
          </table:table-cell>
          <table:table-cell table:style-name="ce3" table:number-columns-repeated="1021"/>
        </table:table-row>
        <table:table-row table:style-name="ro2">
          <table:table-cell table:style-name="ce3" office:value-type="string" calcext:value-type="string">
            <text:p>thumbnail show should also work when not the whole line is selected</text:p>
          </table:table-cell>
          <table:table-cell table:style-name="ce3"/>
          <table:table-cell table:style-name="ce3" office:value-type="string" calcext:value-type="string">
            <text:p>easy</text:p>
          </table:table-cell>
          <table:table-cell table:style-name="ce3" table:number-columns-repeated="1021"/>
        </table:table-row>
        <table:table-row table:style-name="ro2">
          <table:table-cell office:value-type="string" calcext:value-type="string">
            <text:p>Refactor the html scraper can it handle it if there are multiple files included</text:p>
          </table:table-cell>
          <table:table-cell/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st speed for multiprocessing download</text:p>
          </table:table-cell>
          <table:table-cell/>
          <table:table-cell office:value-type="string" calcext:value-type="string">
            <text:p>har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cessbar when loading wordclou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ility to save Items for Later → For ex. Drag n drop 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Search functionalit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arch results appear as you type ( Quicksort for speed?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ull Text search</text:p>
          </table:table-cell>
          <table:table-cell/>
          <table:table-cell office:value-type="string" calcext:value-type="string">
            <text:p>har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bility to search words within a range ( factor of «nearness» of words in terms of space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ar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ake case insensitive</text:p>
          </table:table-cell>
          <table:table-cell table:style-name="ce3"/>
          <table:table-cell table:style-name="ce3" office:value-type="string" calcext:value-type="string">
            <text:p>very easy</text:p>
          </table:table-cell>
          <table:table-cell table:style-name="ce3" table:number-columns-repeated="1021"/>
        </table:table-row>
        <table:table-row table:style-name="ro2">
          <table:table-cell table:style-name="ce5" office:value-type="string" calcext:value-type="string">
            <text:p>move thumbnail image in scene</text:p>
          </table:table-cell>
          <table:table-cell table:style-name="ce5"/>
          <table:table-cell table:style-name="ce5" office:value-type="string" calcext:value-type="string">
            <text:p>very eas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re Search history: Arrow «Go Back» Butto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easy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slider to skip through thumbnails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outsource the class Entry (to new file)</text:p>
          </table:table-cell>
          <table:table-cell/>
          <table:table-cell office:value-type="string" calcext:value-type="string">
            <text:p>easy</text:p>
          </table:table-cell>
          <table:table-cell table:number-columns-repeated="1021"/>
        </table:table-row>
        <table:table-row table:style-name="ro3">
          <table:table-cell table:style-name="ce11" office:value-type="string" calcext:value-type="string">
            <text:p><text:span text:style-name="T1">  </text:span><text:span text:style-name="T2">create config file, to set boolean to true when we have downloaded the thumnbails (happens only the first time)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bugs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When searching again, items to not disappea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blems with youtube-dl. (Pip is not working in environment, might have to reload the environment)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.00.0000</text:date>, <text:time style:data-style-name="N2" text:time-value="12:11:52.3239216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6T19:23:28.412841756</meta:creation-date>
    <dc:date>2021-06-28T16:38:09.034390391</dc:date>
    <meta:editing-duration>PT18H39M16S</meta:editing-duration>
    <meta:editing-cycles>5</meta:editing-cycles>
    <meta:generator>LibreOffice/6.0.7.3$Linux_X86_64 LibreOffice_project/00m0$Build-3</meta:generator>
    <meta:document-statistic meta:table-count="1" meta:cell-count="47" meta:object-count="0"/>
  </office:meta>
</office:document-meta>
</file>